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6cm" draw:marker-end-width="0.236cm" draw:fill="solid" draw:fill-color="#ffffff" draw:textarea-horizontal-align="justify" draw:textarea-vertical-align="middle" draw:auto-grow-height="false" fo:padding-top="0.136cm" fo:padding-bottom="0.136cm" fo:padding-left="0.261cm" fo:padding-right="0.261cm"/>
    </style:style>
    <style:style style:name="gr3" style:family="graphic" style:parent-style-name="standard">
      <style:graphic-properties svg:stroke-width="0.025cm" svg:stroke-color="#808080" draw:marker-start-width="0.236cm" draw:marker-end-width="0.236cm" draw:fill="solid" draw:fill-color="#ffffff" draw:textarea-horizontal-align="justify" draw:textarea-vertical-align="middle" draw:auto-grow-height="false" fo:padding-top="0.136cm" fo:padding-bottom="0.136cm" fo:padding-left="0.261cm" fo:padding-right="0.261cm"/>
    </style:style>
    <style:style style:name="gr4" style:family="graphic" style:parent-style-name="standard">
      <style:graphic-properties svg:stroke-width="0.025cm" svg:stroke-color="#000000" draw:marker-start-width="0.236cm" draw:marker-end-width="0.236cm" draw:fill="solid" draw:fill-color="#e6e6e6" draw:textarea-horizontal-align="justify" draw:textarea-vertical-align="middle" draw:auto-grow-height="false" fo:padding-top="0.136cm" fo:padding-bottom="0.136cm" fo:padding-left="0.261cm" fo:padding-right="0.261cm"/>
    </style:style>
    <style:style style:name="gr5" style:family="graphic" style:parent-style-name="standard">
      <style:graphic-properties draw:stroke="dash" draw:stroke-dash="Ultrafine_20_Dashed"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808080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8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8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18" style:family="graphic" style:parent-style-name="objectwithoutfill">
      <style:graphic-properties svg:stroke-width="0.051cm" svg:stroke-color="#008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9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style:font-pitch="variable" fo:font-size="15pt" style:font-size-asian="15pt" style:font-size-complex="15pt"/>
    </style:style>
    <style:style style:name="P3" style:family="paragraph">
      <style:paragraph-properties fo:text-align="center"/>
      <style:text-properties fo:color="#808080" fo:font-family="Helvetica" style:font-family-generic="swiss" style:font-pitch="variable" fo:font-size="15pt" style:font-size-asian="15pt" style:font-size-complex="15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start"/>
    </style:style>
    <style:style style:name="T1" style:family="text">
      <style:text-properties fo:font-family="Helvetica" style:font-family-generic="swiss" style:font-pitch="variable" fo:font-size="15pt" style:font-size-asian="15pt" style:font-size-complex="15pt"/>
    </style:style>
    <style:style style:name="T2" style:family="text">
      <style:text-properties fo:color="#808080" fo:font-family="Helvetica" style:font-family-generic="swiss" style:font-pitch="variable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5.461cm" svg:height="1.524cm" svg:x="12.176cm" svg:y="24.368cm">
          <text:p text:style-name="P1"><text:span text:style-name="T1">Sensor Read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5.461cm" svg:height="1.524cm" svg:x="12.176cm" svg:y="21.955cm">
          <text:p text:style-name="P1"><text:span text:style-name="T1">Attitude Esti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5.461cm" svg:height="1.524cm" svg:x="12.176cm" svg:y="19.542cm">
          <text:p text:style-name="P1"><text:span text:style-name="T1">Ang. Rat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5.461cm" svg:height="1.524cm" svg:x="18.907cm" svg:y="16.621cm">
          <text:p text:style-name="P1"><text:span text:style-name="T1">Attitud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5.461cm" svg:height="1.524cm" svg:x="18.907cm" svg:y="14.208cm">
          <text:p text:style-name="P1"><text:span text:style-name="T1">Position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461cm" svg:height="1.524cm" svg:x="18.907cm" svg:y="11.795cm">
          <text:p text:style-name="P1"><text:span text:style-name="T1">Trajectory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461cm" svg:height="1.524cm" svg:x="20.939cm" svg:y="21.955cm">
          <text:p text:style-name="P1"><text:span text:style-name="T1">Position Esti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5.461cm" svg:height="1.524cm" svg:x="20.939cm" svg:y="24.368cm">
          <text:p text:style-name="P1"><text:span text:style-name="T2">Optical Flow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5.461cm" svg:height="1.524cm" svg:x="20.939cm" svg:y="19.542cm">
          <text:p text:style-name="P1"><text:span text:style-name="T2">GPS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5.461cm" svg:height="1.524cm" svg:x="3.413cm" svg:y="21.955cm">
          <text:p text:style-name="P1"><text:span text:style-name="T1">Mix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5.461cm" svg:height="1.524cm" svg:x="20.939cm" svg:y="8.874cm">
          <text:p text:style-name="P1"><text:span text:style-name="T2">microSD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461cm" svg:height="1.524cm" svg:x="12.176cm" svg:y="1.508cm">
          <text:p text:style-name="P1"><text:span text:style-name="T1">MAV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5.461cm" svg:height="1.524cm" svg:x="20.939cm" svg:y="1.508cm">
          <text:p text:style-name="P1"><text:span text:style-name="T2">Radio Modem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5.461cm" svg:height="1.524cm" svg:x="20.939cm" svg:y="3.921cm">
          <text:p text:style-name="P1"><text:span text:style-name="T2">Radio Modem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5.461cm" svg:height="1.524cm" svg:x="20.939cm" svg:y="6.334cm">
          <text:p text:style-name="P1"><text:span text:style-name="T2">Onboard Comp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.461cm" svg:height="1.524cm" svg:x="12.176cm" svg:y="6.334cm">
          <text:p text:style-name="P1"><text:span text:style-name="T1">System Heal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.461cm" svg:height="1.524cm" svg:x="12.176cm" svg:y="3.921cm">
          <text:p text:style-name="P1"><text:span text:style-name="T1">Flight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5.461cm" svg:height="1.524cm" svg:x="12.176cm" svg:y="8.874cm">
          <text:p text:style-name="P1"><text:span text:style-name="T2">RC 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5.461cm" svg:height="1.524cm" svg:x="3.413cm" svg:y="8.874cm">
          <text:p text:style-name="P1"><text:span text:style-name="T2">Batt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5.461cm" svg:height="1.524cm" svg:x="3.413cm" svg:y="6.334cm">
          <text:p text:style-name="P1"><text:span text:style-name="T2">CPU 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5.461cm" svg:height="1.524cm" svg:x="3.413cm" svg:y="24.368cm">
          <text:p text:style-name="P1"><text:span text:style-name="T1">Actuator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731cm" svg:height="5.207cm" svg:x="2.778cm" svg:y="21.32cm">
          <text:p/>
          <draw:enhanced-geometry svg:viewBox="0 0 21600 21600" draw:path-stretchpoint-x="10800" draw:path-stretchpoint-y="10800" draw:text-areas="?f3 ?f4 ?f5 ?f6" draw:type="round-rectangle" draw:modifiers="874.067076051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112cm" svg:height="7.747cm" svg:x="11.414cm" svg:y="18.78cm">
          <text:p/>
          <draw:enhanced-geometry svg:viewBox="0 0 21600 21600" draw:path-stretchpoint-x="10800" draw:path-stretchpoint-y="10800" draw:text-areas="?f3 ?f4 ?f5 ?f6" draw:type="round-rectangle" draw:modifiers="874.067076051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4.318cm" svg:height="0.725cm" svg:x="4.021cm" svg:y="26.568cm">
          <draw:text-box>
            <text:p text:style-name="P1"><text:span text:style-name="T3">PX4FMU or PX4IO</text:span></text:p>
          </draw:text-box>
        </draw:frame>
        <draw:frame draw:style-name="gr7" draw:text-style-name="P5" draw:layer="layout" svg:width="6.096cm" svg:height="0.762cm" draw:transform="rotate (1.5707963267949) translate (18.526cm 25.765cm)">
          <draw:text-box>
            <text:p text:style-name="P1"><text:span text:style-name="T4">synchronized 800 Hz</text:span></text:p>
          </draw:text-box>
        </draw:frame>
        <draw:frame draw:style-name="gr7" draw:text-style-name="P5" draw:layer="layout" svg:width="5.207cm" svg:height="0.762cm" draw:transform="rotate (1.5707963267949) translate (9.509cm 26.627cm)">
          <draw:text-box>
            <text:p text:style-name="P1"><text:span text:style-name="T4">synchronized 50-800 Hz</text:span></text:p>
          </draw:text-box>
        </draw:frame>
        <draw:connector draw:style-name="gr8" draw:text-style-name="P1" draw:layer="layout" svg:x1="14.906cm" svg:y1="3.032cm" svg:x2="14.906cm" svg:y2="3.921cm" draw:start-shape="id1" draw:start-glue-point="2" draw:end-shape="id2" draw:end-glue-point="0" svg:d="m14906 3032v889">
          <text:p/>
        </draw:connector>
        <draw:connector draw:style-name="gr8" draw:text-style-name="P1" draw:layer="layout" svg:x1="26.4cm" svg:y1="22.717cm" svg:x2="24.368cm" svg:y2="12.557cm" draw:start-shape="id3" draw:start-glue-point="1" draw:end-shape="id4" draw:end-glue-point="1" svg:d="m26400 22717h513v-10160h-2545">
          <text:p/>
        </draw:connector>
        <draw:connector draw:style-name="gr8" draw:text-style-name="P1" draw:layer="layout" svg:x1="26.4cm" svg:y1="22.717cm" svg:x2="24.368cm" svg:y2="14.97cm" draw:start-shape="id3" draw:start-glue-point="1" draw:end-shape="id5" draw:end-glue-point="1" svg:d="m26400 22717h513v-7747h-2545">
          <text:p/>
        </draw:connector>
        <draw:connector draw:style-name="gr8" draw:text-style-name="P1" draw:layer="layout" svg:x1="6.143cm" svg:y1="23.479cm" svg:x2="6.143cm" svg:y2="24.368cm" draw:start-shape="id6" draw:start-glue-point="2" draw:end-shape="id7" draw:end-glue-point="0" svg:d="m6143 23479v889">
          <text:p/>
        </draw:connector>
        <draw:connector draw:style-name="gr8" draw:text-style-name="P1" draw:layer="layout" svg:x1="14.906cm" svg:y1="24.368cm" svg:x2="14.906cm" svg:y2="23.479cm" draw:start-shape="id8" draw:start-glue-point="0" draw:end-shape="id9" draw:end-glue-point="2" svg:d="m14906 24368v-889">
          <text:p/>
        </draw:connector>
        <draw:connector draw:style-name="gr8" draw:text-style-name="P1" draw:layer="layout" svg:x1="14.906cm" svg:y1="21.955cm" svg:x2="14.906cm" svg:y2="21.066cm" draw:start-shape="id9" draw:start-glue-point="0" draw:end-shape="id10" draw:end-glue-point="2" svg:d="m14906 21955v-889">
          <text:p/>
        </draw:connector>
        <draw:connector draw:style-name="gr8" draw:text-style-name="P1" draw:layer="layout" svg:x1="12.176cm" svg:y1="20.304cm" svg:x2="6.143cm" svg:y2="21.955cm" draw:start-shape="id10" draw:start-glue-point="3" draw:end-shape="id6" draw:end-glue-point="0" svg:d="m12176 20304h-6033v1651">
          <text:p/>
        </draw:connector>
        <draw:connector draw:style-name="gr8" draw:text-style-name="P1" draw:layer="layout" svg:x1="18.907cm" svg:y1="12.557cm" svg:x2="14.906cm" svg:y2="19.542cm" draw:start-shape="id4" draw:start-glue-point="3" draw:end-shape="id10" draw:end-glue-point="0" svg:d="m18907 12557h-4001v6985">
          <text:p/>
        </draw:connector>
        <draw:connector draw:style-name="gr8" draw:text-style-name="P1" draw:layer="layout" svg:x1="14.906cm" svg:y1="6.334cm" svg:x2="14.906cm" svg:y2="5.445cm" draw:start-shape="id11" draw:start-glue-point="0" draw:end-shape="id2" draw:end-glue-point="2" svg:d="m14906 6334v-889">
          <text:p/>
        </draw:connector>
        <draw:connector draw:style-name="gr8" draw:text-style-name="P1" draw:layer="layout" svg:x1="18.907cm" svg:y1="17.383cm" svg:x2="14.906cm" svg:y2="19.542cm" draw:start-shape="id12" draw:start-glue-point="3" draw:end-shape="id10" draw:end-glue-point="0" svg:d="m18907 17383h-4001v2159">
          <text:p/>
        </draw:connector>
        <draw:connector draw:style-name="gr8" draw:text-style-name="P1" draw:layer="layout" svg:x1="18.907cm" svg:y1="14.97cm" svg:x2="14.906cm" svg:y2="19.542cm" draw:start-shape="id5" draw:start-glue-point="3" draw:end-shape="id10" draw:end-glue-point="0" svg:d="m18907 14970h-4001v4572">
          <text:p/>
        </draw:connector>
        <draw:connector draw:style-name="gr8" draw:text-style-name="P1" draw:layer="layout" svg:x1="17.637cm" svg:y1="9.636cm" svg:x2="17.637cm" svg:y2="4.683cm" draw:start-shape="id13" draw:start-glue-point="1" draw:end-shape="id2" svg:d="m17637 9636h513v-4953h-513">
          <text:p/>
        </draw:connector>
        <draw:connector draw:style-name="gr9" draw:text-style-name="P1" draw:layer="layout" svg:x1="20.939cm" svg:y1="7.096cm" svg:x2="17.637cm" svg:y2="2.27cm" draw:start-shape="id14" draw:start-glue-point="3" draw:end-shape="id1" draw:end-glue-point="1" svg:d="m20939 7096h-1651v-4826h-1651">
          <text:p/>
        </draw:connector>
        <draw:connector draw:style-name="gr9" draw:text-style-name="P1" draw:layer="layout" svg:x1="20.939cm" svg:y1="4.683cm" svg:x2="17.637cm" svg:y2="2.27cm" draw:start-shape="id15" draw:start-glue-point="3" draw:end-shape="id1" draw:end-glue-point="1" svg:d="m20939 4683h-1651v-2413h-1651">
          <text:p/>
        </draw:connector>
        <draw:connector draw:style-name="gr9" draw:text-style-name="P1" draw:layer="layout" svg:x1="20.939cm" svg:y1="2.27cm" svg:x2="17.637cm" svg:y2="2.27cm" draw:start-shape="id16" draw:start-glue-point="3" draw:end-shape="id1" draw:end-glue-point="1" svg:d="m20939 2270h-3302">
          <text:p/>
        </draw:connector>
        <draw:connector draw:style-name="gr9" draw:text-style-name="P1" draw:layer="layout" svg:x1="8.874cm" svg:y1="7.096cm" svg:x2="12.176cm" svg:y2="7.096cm" draw:start-shape="id17" draw:start-glue-point="1" draw:end-shape="id11" draw:end-glue-point="3" svg:d="m8874 7096h3302">
          <text:p/>
        </draw:connector>
        <draw:connector draw:style-name="gr9" draw:text-style-name="P1" draw:layer="layout" svg:x1="8.874cm" svg:y1="9.636cm" svg:x2="12.176cm" svg:y2="7.096cm" draw:start-shape="id18" draw:start-glue-point="1" draw:end-shape="id11" draw:end-glue-point="3" svg:d="m8874 9636h1651v-2540h1651">
          <text:p/>
        </draw:connector>
        <draw:connector draw:style-name="gr8" draw:text-style-name="P1" draw:layer="layout" svg:x1="8.874cm" svg:y1="4.683cm" svg:x2="12.176cm" svg:y2="2.27cm" draw:start-shape="id19" draw:start-glue-point="1" draw:end-shape="id1" draw:end-glue-point="3" svg:d="m8874 4683h1651v-2413h1651">
          <text:p/>
        </draw:connector>
        <draw:connector draw:style-name="gr8" draw:text-style-name="P1" draw:layer="layout" svg:x1="14.906cm" svg:y1="10.398cm" svg:x2="14.927cm" svg:y2="12.253cm" draw:start-shape="id13" draw:start-glue-point="2" svg:d="m14906 10398v1185h21v670">
          <text:p/>
        </draw:connector>
        <draw:connector draw:style-name="gr8" draw:text-style-name="P1" draw:layer="layout" draw:line-skew="0.381cm" svg:x1="17.637cm" svg:y1="25.13cm" svg:x2="20.939cm" svg:y2="22.717cm" draw:start-shape="id8" draw:start-glue-point="1" draw:end-shape="id3" draw:end-glue-point="3" svg:d="m17637 25130h2032v-2413h1270">
          <text:p/>
        </draw:connector>
        <draw:connector draw:style-name="gr9" draw:text-style-name="P1" draw:layer="layout" svg:x1="23.669cm" svg:y1="21.066cm" svg:x2="23.669cm" svg:y2="21.955cm" draw:start-shape="id20" draw:start-glue-point="2" draw:end-shape="id3" draw:end-glue-point="0" svg:d="m23669 21066v889">
          <text:p/>
        </draw:connector>
        <draw:connector draw:style-name="gr9" draw:text-style-name="P1" draw:layer="layout" svg:x1="23.669cm" svg:y1="24.368cm" svg:x2="23.669cm" svg:y2="23.479cm" draw:start-shape="id21" draw:start-glue-point="0" draw:end-shape="id3" draw:end-glue-point="2" svg:d="m23669 24368v-889">
          <text:p/>
        </draw:connector>
        <draw:custom-shape draw:style-name="gr10" draw:text-style-name="P1" draw:layer="layout" svg:width="0.635cm" svg:height="0.635cm" svg:x="14.589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4.906cm" svg:y1="3.921cm" svg:x2="14.906cm" svg:y2="3.032cm" draw:start-shape="id2" draw:start-glue-point="0" draw:end-shape="id1" draw:end-glue-point="2" svg:d="m14906 3921v-889">
          <text:p/>
        </draw:connector>
        <draw:frame draw:style-name="gr11" draw:text-style-name="P6" draw:layer="layout" svg:width="1.709cm" svg:height="0.645cm" svg:x="24.937cm" svg:y="14.335cm">
          <draw:text-box>
            <text:p><text:span text:style-name="T5">position</text:span></text:p>
          </draw:text-box>
        </draw:frame>
        <draw:frame draw:style-name="gr11" draw:text-style-name="P6" draw:layer="layout" svg:width="1.459cm" svg:height="0.645cm" svg:x="25.003cm" svg:y="11.922cm">
          <draw:text-box>
            <text:p><text:span text:style-name="T5">speed</text:span></text:p>
          </draw:text-box>
        </draw:frame>
        <draw:frame draw:style-name="gr11" draw:text-style-name="P6" draw:layer="layout" svg:width="2.432cm" svg:height="0.645cm" svg:x="15.732cm" svg:y="14.335cm">
          <draw:text-box>
            <text:p><text:span text:style-name="T5">rate setpoint</text:span></text:p>
          </draw:text-box>
        </draw:frame>
        <draw:frame draw:style-name="gr11" draw:text-style-name="P6" draw:layer="layout" svg:width="2.432cm" svg:height="0.645cm" svg:x="15.7cm" svg:y="16.748cm">
          <draw:text-box>
            <text:p><text:span text:style-name="T5">rate setpoint</text:span></text:p>
          </draw:text-box>
        </draw:frame>
        <draw:frame draw:style-name="gr11" draw:text-style-name="P6" draw:layer="layout" svg:width="2.432cm" svg:height="0.645cm" svg:x="15.701cm" svg:y="16.749cm">
          <draw:text-box>
            <text:p><text:span text:style-name="T5">rate setpoint</text:span></text:p>
          </draw:text-box>
        </draw:frame>
        <draw:frame draw:style-name="gr11" draw:text-style-name="P6" draw:layer="layout" svg:width="2.521cm" svg:height="0.645cm" svg:x="7.604cm" svg:y="19.669cm">
          <draw:text-box>
            <text:p><text:span text:style-name="T5">force vectors</text:span></text:p>
          </draw:text-box>
        </draw:frame>
        <draw:connector draw:style-name="gr8" draw:text-style-name="P1" draw:layer="layout" svg:x1="17.637cm" svg:y1="22.717cm" svg:x2="18.907cm" svg:y2="17.383cm" draw:start-shape="id9" draw:start-glue-point="1" draw:end-shape="id12" draw:end-glue-point="3" svg:d="m17637 22717h635v-5334h635">
          <text:p/>
        </draw:connector>
        <draw:connector draw:style-name="gr8" draw:text-style-name="P1" draw:layer="layout" draw:line-skew="0.133cm -7.748cm" svg:x1="3.413cm" svg:y1="25.13cm" svg:x2="14.906cm" svg:y2="7.858cm" draw:start-shape="id7" draw:start-glue-point="3" draw:end-shape="id11" draw:end-glue-point="2" svg:d="m3413 25130h-381v-16764h11874v-508">
          <text:p/>
        </draw:connector>
        <draw:custom-shape draw:style-name="gr2" draw:text-style-name="P2" xml:id="id19" draw:id="id19" draw:layer="layout" svg:width="5.461cm" svg:height="1.524cm" svg:x="3.413cm" svg:y="3.921cm">
          <text:p text:style-name="P1"><text:span text:style-name="T1">Mission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8.874cm" svg:y1="4.683cm" svg:x2="12.176cm" svg:y2="4.683cm" draw:start-shape="id19" draw:start-glue-point="1" draw:end-shape="id2" draw:end-glue-point="3" svg:d="m8874 4683h3302">
          <text:p/>
        </draw:connector>
        <draw:connector draw:style-name="gr9" draw:text-style-name="P1" draw:layer="layout" svg:x1="20.939cm" svg:y1="9.636cm" svg:x2="17.637cm" svg:y2="2.27cm" draw:start-shape="id22" draw:start-glue-point="3" draw:end-shape="id1" draw:end-glue-point="1" svg:d="m20939 9636h-1651v-7366h-1651">
          <text:p/>
        </draw:connector>
      </draw:page>
      <draw:page draw:name="page2" draw:style-name="dp1" draw:master-page-name="Default">
        <draw:custom-shape draw:style-name="gr12" draw:text-style-name="P1" xml:id="id30" draw:id="id30" draw:layer="layout" svg:width="2.667cm" svg:height="2.667cm" svg:x="16.246cm" svg:y="9.509cm">
          <text:p text:style-name="P1">mission</text:p>
          <text:p text:style-name="P1">abo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9" draw:id="id29" draw:layer="layout" svg:width="2.667cm" svg:height="2.667cm" svg:x="19.929cm" svg:y="20.745cm">
          <text:p text:style-name="P1">ground</text:p>
          <text:p text:style-name="P1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4" draw:id="id24" draw:layer="layout" svg:width="2.667cm" svg:height="2.667cm" svg:x="8.766cm" svg:y="11.16cm">
          <text:p text:style-name="P1">au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3" draw:id="id23" draw:layer="layout" svg:width="2.667cm" svg:height="2.667cm" svg:x="6.588cm" svg:y="16.427cm">
          <text:p text:style-name="P1">arm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5" draw:id="id25" draw:layer="layout" svg:width="2.667cm" svg:height="2.667cm" svg:x="6.588cm" svg:y="20.745cm">
          <text:p text:style-name="P1">stand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6" draw:id="id26" draw:layer="layout" svg:width="2.667cm" svg:height="2.667cm" svg:x="6.588cm" svg:y="28.238cm">
          <text:p text:style-name="P1">prefl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32" draw:id="id32" draw:layer="layout" svg:width="2.667cm" svg:height="2.667cm" svg:x="20.183cm" svg:y="5.191cm">
          <text:p text:style-name="P1">EMCY</text:p>
          <text:p text:style-name="P1">la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31" draw:id="id31" draw:layer="layout" svg:width="2.667cm" svg:height="2.667cm" svg:x="22.977cm" svg:y="9.509cm">
          <text:p text:style-name="P1">EMCY</text:p>
          <text:p text:style-name="P1">cut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6.978cm" svg:y1="16.817cm" svg:x2="9.156cm" svg:y2="13.437cm" draw:start-shape="id23" draw:start-glue-point="5" draw:end-shape="id24" draw:end-glue-point="7" svg:d="m6978 16817c0-2535 2178-845 2178-3380">
          <text:p/>
        </draw:connector>
        <draw:connector draw:style-name="gr14" draw:text-style-name="P1" draw:layer="layout" draw:type="curve" svg:x1="8.865cm" svg:y1="18.704cm" svg:x2="8.865cm" svg:y2="21.135cm" draw:start-shape="id23" draw:start-glue-point="9" draw:end-shape="id25" draw:end-glue-point="11" svg:d="m8865 18704v2431">
          <text:p/>
        </draw:connector>
        <draw:connector draw:style-name="gr14" draw:text-style-name="P1" draw:layer="layout" draw:type="curve" svg:x1="6.978cm" svg:y1="21.135cm" svg:x2="6.978cm" svg:y2="18.704cm" draw:start-shape="id25" draw:start-glue-point="5" draw:end-shape="id23" draw:end-glue-point="7" svg:d="m6978 21135v-2431">
          <text:p/>
        </draw:connector>
        <draw:connector draw:style-name="gr14" draw:text-style-name="P1" draw:layer="layout" draw:type="curve" svg:x1="7.922cm" svg:y1="28.238cm" svg:x2="7.921cm" svg:y2="23.412cm" draw:start-shape="id26" draw:start-glue-point="4" draw:end-shape="id25" svg:d="m7922 28238c0-3619-1-1207-1-4826">
          <text:p/>
        </draw:connector>
        <draw:connector draw:style-name="gr14" draw:text-style-name="P1" draw:layer="layout" draw:type="curve" svg:x1="2.914cm" svg:y1="12.675cm" svg:x2="6.588cm" svg:y2="22.079cm" draw:start-shape="id27" draw:start-glue-point="7" draw:end-shape="id25" draw:end-glue-point="6" svg:d="m2914 12675c0 6270 1224 9404 3674 9404">
          <text:p/>
        </draw:connector>
        <draw:connector draw:style-name="gr14" draw:text-style-name="P1" draw:layer="layout" draw:type="curve" draw:line-skew="-2.393cm" svg:x1="11.043cm" svg:y1="13.437cm" svg:x2="8.712cm" svg:y2="16.791cm" draw:start-shape="id24" draw:start-glue-point="9" draw:end-shape="id28" draw:end-glue-point="3" svg:d="m11043 13437c0 2191-2331 515-2331 3354">
          <text:p/>
        </draw:connector>
        <draw:custom-shape draw:style-name="gr13" draw:text-style-name="P1" xml:id="id27" draw:id="id27" draw:layer="layout" svg:width="2.667cm" svg:height="2.667cm" svg:x="2.524cm" svg:y="10.398cm">
          <text:p text:style-name="P1">manual</text:p>
          <text:p text:style-name="P1">override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9.255cm" svg:y1="22.079cm" svg:x2="19.929cm" svg:y2="22.079cm" draw:start-shape="id25" draw:start-glue-point="10" draw:end-shape="id29" draw:end-glue-point="6" svg:d="m9255 22079h10674">
          <text:p/>
        </draw:connector>
        <draw:connector draw:style-name="gr15" draw:text-style-name="P1" draw:layer="layout" draw:type="curve" svg:x1="18.913cm" svg:y1="10.843cm" svg:x2="22.977cm" svg:y2="10.843cm" draw:start-shape="id30" draw:start-glue-point="10" draw:end-shape="id31" draw:end-glue-point="6" svg:d="m18913 10843h4064">
          <text:p/>
        </draw:connector>
        <draw:connector draw:style-name="gr15" draw:text-style-name="P1" draw:layer="layout" draw:type="curve" svg:x1="22.85cm" svg:y1="6.525cm" svg:x2="24.31cm" svg:y2="9.509cm" draw:start-shape="id32" draw:start-glue-point="10" draw:end-shape="id31" svg:d="m22850 6525c974 0 1460 994 1460 2984">
          <text:p/>
        </draw:connector>
        <draw:connector draw:style-name="gr15" draw:text-style-name="P1" draw:layer="layout" draw:type="curve" svg:x1="18.523cm" svg:y1="9.899cm" svg:x2="20.183cm" svg:y2="6.525cm" draw:start-shape="id30" draw:start-glue-point="11" draw:end-shape="id32" draw:end-glue-point="6" svg:d="m18523 9899c1537 0 708-3374 1660-3374">
          <text:p/>
        </draw:connector>
        <draw:connector draw:style-name="gr15" draw:text-style-name="P1" draw:layer="layout" draw:type="curve" draw:line-skew="1.368cm" svg:x1="9.255cm" svg:y1="17.76cm" svg:x2="20.319cm" svg:y2="21.135cm" draw:start-shape="id23" draw:end-shape="id29" draw:end-glue-point="5" svg:d="m9255 17760c10057 0 4526 3375 11064 3375">
          <text:p/>
        </draw:connector>
        <draw:connector draw:style-name="gr16" draw:text-style-name="P1" draw:layer="layout" draw:type="curve" svg:x1="8.865cm" svg:y1="30.515cm" svg:x2="20.319cm" svg:y2="23.022cm" draw:start-shape="id26" draw:start-glue-point="9" draw:end-shape="id29" draw:end-glue-point="7" svg:d="m8865 30515c8590 0 2864-7493 11454-7493">
          <text:p text:style-name="P1"><text:s/></text:p>
        </draw:connector>
        <draw:connector draw:style-name="gr15" draw:text-style-name="P1" draw:layer="layout" draw:type="curve" svg:x1="24.311cm" svg:y1="12.176cm" svg:x2="21.263cm" svg:y2="20.745cm" draw:start-shape="id31" draw:start-glue-point="8" draw:end-shape="id29" draw:end-glue-point="4" svg:d="m24311 12176c0 6426-3048 2142-3048 8569">
          <text:p/>
        </draw:connector>
        <draw:custom-shape draw:style-name="gr13" draw:text-style-name="P1" xml:id="id33" draw:id="id33" draw:layer="layout" svg:width="2.667cm" svg:height="2.667cm" svg:x="15.605cm" svg:y="25.003cm">
          <text:p text:style-name="P1">ha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16.939cm" svg:y1="27.67cm" svg:x2="7.922cm" svg:y2="30.905cm" draw:start-shape="id33" draw:start-glue-point="8" draw:end-shape="id26" draw:end-glue-point="8" svg:d="m16939 27670c0 5641-9017 4024-9017 3235">
          <text:p/>
        </draw:connector>
        <draw:connector draw:style-name="gr15" draw:text-style-name="P1" draw:layer="layout" draw:type="curve" svg:x1="22.206cm" svg:y1="23.022cm" svg:x2="22.206cm" svg:y2="21.135cm" draw:start-shape="id29" draw:start-glue-point="9" draw:end-shape="id29" draw:end-glue-point="11" svg:d="m22206 23022c1374 0 1374-1887 0-1887">
          <text:p/>
        </draw:connector>
        <draw:frame draw:style-name="gr11" draw:text-style-name="P7" draw:layer="layout" svg:width="1.988cm" svg:height="0.806cm" draw:transform="rotate (1.5707963267949) translate (6.153cm 16.681cm)">
          <draw:text-box>
            <text:p><text:span text:style-name="T6">takeoff</text:span></text:p>
          </draw:text-box>
        </draw:frame>
        <draw:frame draw:style-name="gr11" draw:text-style-name="P7" draw:layer="layout" svg:width="1.438cm" svg:height="0.806cm" draw:transform="rotate (1.5707963267949) translate (8.874cm 16.614cm)">
          <draw:text-box>
            <text:p><text:span text:style-name="T6">land</text:span></text:p>
          </draw:text-box>
        </draw:frame>
        <draw:frame draw:style-name="gr11" draw:text-style-name="P7" draw:layer="layout" svg:width="1.353cm" svg:height="0.806cm" draw:transform="rotate (1.5707963267949) translate (6.163cm 20.872cm)">
          <draw:text-box>
            <text:p><text:span text:style-name="T6">arm</text:span></text:p>
          </draw:text-box>
        </draw:frame>
        <draw:frame draw:style-name="gr11" draw:text-style-name="P7" draw:layer="layout" svg:width="1.988cm" svg:height="0.806cm" draw:transform="rotate (1.5707963267949) translate (8.83cm 20.688cm)">
          <draw:text-box>
            <text:p><text:span text:style-name="T6">disarm</text:span></text:p>
          </draw:text-box>
        </draw:frame>
        <draw:frame draw:style-name="gr11" draw:text-style-name="P7" draw:layer="layout" svg:width="2.627cm" svg:height="0.806cm" svg:x="12.978cm" svg:y="22.59cm">
          <draw:text-box>
            <text:p><text:span text:style-name="T6">shutdown</text:span></text:p>
          </draw:text-box>
        </draw:frame>
        <draw:frame draw:style-name="gr11" draw:text-style-name="P7" draw:layer="layout" svg:width="1.878cm" svg:height="0.806cm" svg:x="19.833cm" svg:y="10.862cm">
          <draw:text-box>
            <text:p><text:span text:style-name="T6">indoor</text:span></text:p>
          </draw:text-box>
        </draw:frame>
        <draw:frame draw:style-name="gr17" draw:text-style-name="P7" draw:layer="layout" svg:width="2.183cm" svg:height="1.016cm" svg:x="19.656cm" svg:y="8.239cm">
          <draw:text-box>
            <text:p><text:span text:style-name="T6">outdoor</text:span></text:p>
          </draw:text-box>
        </draw:frame>
        <draw:frame draw:style-name="gr11" draw:text-style-name="P7" draw:layer="layout" svg:width="1.988cm" svg:height="0.806cm" svg:x="22.263cm" svg:y="17.129cm">
          <draw:text-box>
            <text:p><text:span text:style-name="T6">landed</text:span></text:p>
          </draw:text-box>
        </draw:frame>
        <draw:frame draw:style-name="gr11" draw:text-style-name="P7" draw:layer="layout" svg:width="1.738cm" svg:height="0.806cm" svg:x="23.485cm" svg:y="21.574cm">
          <draw:text-box>
            <text:p><text:span text:style-name="T6">alarm</text:span></text:p>
          </draw:text-box>
        </draw:frame>
        <draw:frame draw:style-name="gr11" draw:text-style-name="P7" draw:layer="layout" svg:width="3.237cm" svg:height="1.916cm" draw:transform="rotate (1.5707963267949) translate (6.958cm 27.806cm)">
          <draw:text-box>
            <text:p><text:span text:style-name="T6">position lock</text:span></text:p>
            <text:p><text:span text:style-name="T6"/></text:p>
            <text:p><text:span text:style-name="T6">sensor init</text:span></text:p>
          </draw:text-box>
        </draw:frame>
        <draw:connector draw:style-name="gr14" draw:text-style-name="P1" draw:layer="layout" draw:type="curve" svg:x1="6.978cm" svg:y1="18.704cm" svg:x2="3.858cm" svg:y2="13.065cm" draw:start-shape="id23" draw:start-glue-point="7" draw:end-shape="id27" draw:end-glue-point="8" svg:d="m6978 18704c-2080 0-3120-1879-3120-5639">
          <text:p/>
        </draw:connector>
        <draw:custom-shape draw:style-name="gr13" draw:text-style-name="P1" xml:id="id34" draw:id="id34" draw:layer="layout" svg:width="2.667cm" svg:height="2.667cm" svg:x="10.144cm" svg:y="23.031cm">
          <text:p text:style-name="P1">in-air</text:p>
          <text:p text:style-name="P1">re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curve" svg:x1="9.255cm" svg:y1="29.572cm" svg:x2="11.478cm" svg:y2="25.698cm" draw:start-shape="id26" draw:start-glue-point="10" draw:end-shape="id34" draw:end-glue-point="8" svg:d="m9255 29572c1482 0 2223-1291 2223-3874">
          <text:p/>
        </draw:connector>
        <draw:connector draw:style-name="gr18" draw:text-style-name="P1" draw:layer="layout" draw:type="curve" svg:x1="11.478cm" svg:y1="23.031cm" svg:x2="11.433cm" svg:y2="12.494cm" draw:start-shape="id34" draw:start-glue-point="4" draw:end-shape="id24" draw:end-glue-point="10" svg:d="m11478 23031c0-6903 241-5752 427-6661s317-3876-472-3876">
          <text:p/>
        </draw:connector>
        <draw:line draw:style-name="gr19" draw:text-style-name="P1" draw:layer="layout" svg:x1="1cm" svg:y1="13.573cm" svg:x2="28.693cm" svg:y2="13.573cm">
          <text:p/>
        </draw:line>
        <draw:frame draw:style-name="gr11" draw:text-style-name="P8" draw:layer="layout" svg:width="1.907cm" svg:height="0.962cm" svg:x="25.703cm" svg:y="12.176cm">
          <draw:text-box>
            <text:p text:style-name="P8">in-air</text:p>
          </draw:text-box>
        </draw:frame>
        <draw:frame draw:style-name="gr11" draw:layer="layout" svg:width="3.173cm" svg:height="0.962cm" svg:x="25.576cm" svg:y="13.827cm">
          <draw:text-box>
            <text:p>grounded</text:p>
          </draw:text-box>
        </draw:frame>
        <draw:frame draw:style-name="gr20" draw:text-style-name="P7" draw:layer="layout" svg:width="3.618cm" svg:height="0.889cm" svg:x="3.159cm" svg:y="17.256cm">
          <draw:text-box>
            <text:p><text:span text:style-name="T6">auto if manual</text:span></text:p>
          </draw:text-box>
        </draw:frame>
        <draw:frame draw:style-name="gr21" draw:text-style-name="P7" draw:layer="layout" svg:width="2.043cm" svg:height="1.916cm" svg:x="6.896cm" svg:y="18.934cm">
          <draw:text-box>
            <text:p><text:span text:style-name="T6">stick</text:span></text:p>
            <text:p><text:span text:style-name="T6">on</text:span><text:span text:style-name="T6"><text:line-break/></text:span><text:span text:style-name="T6">remote</text:span></text:p>
          </draw:text-box>
        </draw:frame>
        <draw:frame draw:style-name="gr21" draw:text-style-name="P7" draw:layer="layout" svg:width="2.043cm" svg:height="1.916cm" svg:x="2.132cm" svg:y="18.399cm">
          <draw:text-box>
            <text:p><text:span text:style-name="T6">stick</text:span></text:p>
            <text:p><text:span text:style-name="T6">on</text:span><text:span text:style-name="T6"><text:line-break/></text:span><text:span text:style-name="T6">remote</text:span></text:p>
          </draw:text-box>
        </draw:frame>
        <draw:connector draw:style-name="gr15" draw:text-style-name="P1" draw:layer="layout" draw:type="curve" draw:line-skew="-3.051cm" svg:x1="3.858cm" svg:y1="10.398cm" svg:x2="17.58cm" svg:y2="9.509cm" draw:start-shape="id27" draw:start-glue-point="4" draw:end-shape="id30" draw:end-glue-point="4" svg:d="m3858 10398c0-6700 13722-6256 13722-889">
          <text:p/>
        </draw:connector>
        <draw:custom-shape draw:style-name="gr13" draw:text-style-name="P1" xml:id="id35" draw:id="id35" draw:layer="layout" svg:width="2.667cm" svg:height="2.667cm" svg:x="6.688cm" svg:y="7.204cm">
          <text:p text:style-name="P1">altitude</text:p>
          <text:p text:style-name="P1">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8.965cm" svg:y1="7.594cm" svg:x2="16.636cm" svg:y2="9.899cm" draw:start-shape="id35" draw:start-glue-point="11" draw:end-shape="id30" draw:end-glue-point="5" svg:d="m8965 7594c5752 0 1917 2305 7671 2305">
          <text:p/>
        </draw:connector>
        <draw:connector draw:style-name="gr14" draw:text-style-name="P1" draw:layer="layout" draw:type="curve" svg:x1="6.952cm" svg:y1="16.817cm" svg:x2="7.078cm" svg:y2="9.481cm" draw:end-shape="id35" draw:end-glue-point="7" svg:d="m6952 16817c0-4815 126-1147 126-7336">
          <text:p/>
        </draw:connector>
        <draw:connector draw:style-name="gr14" draw:text-style-name="P1" xml:id="id28" draw:id="id28" draw:layer="layout" draw:type="curve" svg:x1="8.021cm" svg:y1="9.871cm" svg:x2="8.712cm" svg:y2="16.791cm" draw:start-shape="id35" svg:d="m8021 9871c0 5584 691 2125 691 6920">
          <text:p/>
        </draw:connector>
        <draw:connector draw:style-name="gr15" draw:text-style-name="P1" draw:layer="layout" draw:type="curve" svg:x1="11.043cm" svg:y1="11.55cm" svg:x2="16.246cm" svg:y2="10.843cm" draw:start-shape="id24" draw:start-glue-point="11" draw:end-shape="id30" draw:end-glue-point="6" svg:d="m11043 11550c4194 0 1593-707 5203-707">
          <text:p/>
        </draw:connector>
        <draw:connector draw:style-name="gr14" draw:text-style-name="P1" draw:layer="layout" draw:type="curve" svg:x1="5.191cm" svg:y1="11.732cm" svg:x2="7.078cm" svg:y2="7.594cm" draw:start-shape="id27" draw:start-glue-point="10" draw:end-shape="id35" draw:end-glue-point="5" svg:d="m5191 11732c1122 0 179-4138 1887-4138">
          <text:p/>
        </draw:connector>
        <draw:connector draw:style-name="gr14" draw:text-style-name="P1" draw:layer="layout" draw:type="curve" draw:line-skew="0.298cm" svg:x1="6.688cm" svg:y1="8.538cm" svg:x2="4.801cm" svg:y2="12.675cm" draw:start-shape="id35" draw:start-glue-point="6" draw:end-shape="id27" draw:end-glue-point="9" svg:d="m6688 8538c-676 0 267 4137-1887 4137">
          <text:p/>
        </draw:connector>
        <draw:connector draw:style-name="gr14" draw:text-style-name="P1" draw:layer="layout" draw:type="curve" svg:x1="8.766cm" svg:y1="12.494cm" svg:x2="4.801cm" svg:y2="12.675cm" draw:start-shape="id24" draw:start-glue-point="6" draw:end-shape="id27" draw:end-glue-point="9" svg:d="m8766 12494c-2682 0-700 181-3965 181">
          <text:p/>
        </draw:connector>
        <draw:connector draw:style-name="gr14" draw:text-style-name="P1" draw:layer="layout" draw:type="curve" svg:x1="5.191cm" svg:y1="11.732cm" svg:x2="9.156cm" svg:y2="11.55cm" draw:start-shape="id27" draw:start-glue-point="10" draw:end-shape="id24" draw:end-glue-point="5" svg:d="m5191 11732c2680 0 698-182 3965-182">
          <text:p/>
        </draw:connector>
        <draw:connector draw:style-name="gr14" draw:text-style-name="P1" draw:layer="layout" draw:type="curve" draw:line-skew="-0.374cm" svg:x1="8.965cm" svg:y1="9.481cm" svg:x2="9.156cm" svg:y2="11.55cm" draw:start-shape="id35" draw:start-glue-point="9" draw:end-shape="id24" draw:end-glue-point="5" svg:d="m8965 9481c0 990 191-44 191 2069">
          <text:p/>
        </draw:connector>
        <draw:connector draw:style-name="gr14" draw:text-style-name="P1" draw:layer="layout" draw:type="curve" svg:x1="10.1cm" svg:y1="11.16cm" svg:x2="9.355cm" svg:y2="8.538cm" draw:start-shape="id24" draw:start-glue-point="4" draw:end-shape="id35" draw:end-glue-point="10" svg:d="m10100 11160c0-1748-248-2622-745-2622">
          <text:p/>
        </draw:connector>
        <draw:connector draw:style-name="gr18" draw:text-style-name="P1" draw:layer="layout" draw:type="curve" draw:line-skew="0.171cm" svg:x1="10.144cm" svg:y1="24.365cm" svg:x2="2.524cm" svg:y2="11.732cm" draw:start-shape="id34" draw:start-glue-point="6" draw:end-shape="id27" draw:end-glue-point="6" svg:d="m10144 24365c-11964 0-8154-12633-7620-12633">
          <text:p/>
        </draw:connector>
        <draw:connector draw:style-name="gr18" draw:text-style-name="P1" draw:layer="layout" draw:type="curve" draw:line-skew="-4.573cm" svg:x1="10.534cm" svg:y1="25.308cm" svg:x2="6.688cm" svg:y2="8.538cm" draw:start-shape="id34" draw:start-glue-point="7" draw:end-shape="id35" draw:end-glue-point="6" svg:d="m10534 25308c-13419 0-11496-16770-3846-16770">
          <text:p/>
        </draw:connector>
        <draw:connector draw:style-name="gr14" draw:text-style-name="P1" draw:layer="layout" draw:type="curve" svg:x1="9.255cm" svg:y1="22.079cm" svg:x2="16.939cm" svg:y2="25.003cm" draw:start-shape="id25" draw:start-glue-point="10" draw:end-shape="id33" draw:end-glue-point="4" svg:d="m9255 22079c5123 0 7684 974 7684 2924">
          <text:p/>
        </draw:connector>
        <draw:frame draw:style-name="gr11" draw:text-style-name="P7" draw:layer="layout" svg:width="2.627cm" svg:height="0.806cm" draw:transform="rotate (1.5707963267949) translate (16.859cm 14.93cm)">
          <draw:text-box>
            <text:p><text:span text:style-name="T6">shutdown</text:span></text:p>
          </draw:text-box>
        </draw:frame>
        <draw:connector draw:style-name="gr14" draw:text-style-name="P1" draw:layer="layout" draw:type="curve" svg:x1="17.579cm" svg:y1="12.176cm" svg:x2="16.939cm" svg:y2="25.003cm" draw:start-shape="id30" draw:end-shape="id33" draw:end-glue-point="4" svg:d="m17579 12176c0 9619-640 3206-640 12827">
          <text:p/>
        </draw:connector>
        <draw:frame draw:style-name="gr20" draw:text-style-name="P7" draw:layer="layout" svg:width="4.477cm" svg:height="0.889cm" svg:x="8.939cm" svg:y="4.556cm">
          <draw:text-box>
            <text:p><text:span text:style-name="T6">only severe erro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2T15:29:31</meta:creation-date>
    <dc:date>2012-06-18T10:29:58</dc:date>
    <meta:editing-duration>PT4H38M1S</meta:editing-duration>
    <meta:editing-cycles>20</meta:editing-cycles>
    <meta:generator>LibreOffice/3.5$Linux_X86_64 LibreOffice_project/350m1$Build-2</meta:generator>
    <dc:creator>Thomas Gubler</dc:creator>
    <meta:document-statistic meta:object-count="124"/>
  </office:meta>
</office:document-meta>
</file>